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10055b" officeooo:paragraph-rsid="0010055b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80pt" fo:font-weight="normal" officeooo:rsid="0010055b" officeooo:paragraph-rsid="0010055b" style:font-size-asian="80pt" style:font-weight-asian="normal" style:font-size-complex="8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LA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21:07:55.799000000</meta:creation-date>
    <dc:date>2024-10-25T21:08:50.893000000</dc:date>
    <meta:editing-duration>PT56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24.8.2.1$Windows_X86_64 LibreOffice_project/0f794b6e29741098670a3b95d60478a65d05ef13</meta:generator>
  </office:meta>
</office:document-meta>
</file>